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5.svm"/>
  <manifest:file-entry manifest:media-type="" manifest:full-path="Pictures/TablePreview6.svm"/>
  <manifest:file-entry manifest:media-type="" manifest:full-path="Pictures/TablePreview7.svm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24.80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3.859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12.599cm" style:use-optimal-column-width="false"/>
    </style:style>
    <style:style style:name="co4" style:family="table-column">
      <style:table-column-properties style:column-width="12.6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sCases Details</text:p>
          </draw:text-box>
        </draw:frame>
        <draw:frame presentation:style-name="pr2" draw:text-style-name="P1" draw:layer="layout" svg:width="25.837cm" svg:height="24.804cm" svg:x="0.762cm" svg:y="4.914cm" presentation:class="subtitle" presentation:placeholder="true" presentation:user-transformed="true">
          <draw:text-box/>
        </draw:frame>
        <draw:frame draw:style-name="standard" draw:layer="layout" svg:width="14.098cm" svg:height="21.833cm" svg:x="6.775cm" svg:y="5.28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Name</text:p>
              </table:table-cell>
              <table:table-cell>
                <text:p>Customer/Employee Registration(TANs sent on approval</text:p>
              </table:table-cell>
            </table:table-row>
            <table:table-row table:style-name="ro1" table:default-cell-style-name="ce1">
              <table:table-cell>
                <text:p>Goal</text:p>
              </table:table-cell>
              <table:table-cell>
                <text:p>Goal of this use case is enable Customer/Employee Registration to do Online Banking</text:p>
              </table:table-cell>
            </table:table-row>
            <table:table-row table:style-name="ro1" table:default-cell-style-name="ce1">
              <table:table-cell>
                <text:p>Actors</text:p>
              </table:table-cell>
              <table:table-cell>
                <text:p>Customer/Employee</text:p>
              </table:table-cell>
            </table:table-row>
            <table:table-row table:style-name="ro1" table:default-cell-style-name="ce1">
              <table:table-cell>
                <text:p>Pre-Conditions</text:p>
              </table:table-cell>
              <table:table-cell>
                <text:p>Customer on the sign up page of the website</text:p>
              </table:table-cell>
            </table:table-row>
            <table:table-row table:style-name="ro1" table:default-cell-style-name="ce1">
              <table:table-cell>
                <text:p>Main Course of Execution</text:p>
              </table:table-cell>
              <table:table-cell>
                <text:p>The User enters his name, emailId, Password, confirm password and submits it to the Server.</text:p>
              </table:table-cell>
            </table:table-row>
            <table:table-row table:style-name="ro1" table:default-cell-style-name="ce1">
              <table:table-cell>
                <text:p>Alternate Courses</text:p>
              </table:table-cell>
              <table:table-cell/>
            </table:table-row>
            <table:table-row table:style-name="ro1" table:default-cell-style-name="ce1">
              <table:table-cell>
                <text:p>Exceptions</text:p>
              </table:table-cell>
              <table:table-cell/>
            </table:table-row>
            <table:table-row table:style-name="ro1" table:default-cell-style-name="ce1">
              <table:table-cell>
                <text:p>Post-Conditions</text:p>
              </table:table-cell>
              <table:table-cell>
                <text:p>The user will be directed to a success or failure message, depending upon the validity of input data entered by him</text:p>
              </table:table-cell>
            </table:table-row>
            <table:table-row table:style-name="ro1" table:default-cell-style-name="ce1">
              <table:table-cell>
                <text:p>Data Formats used</text:p>
              </table:table-cell>
              <table:table-cell>
                <text:p>Varchar, TinyText, Tiny Int</text:p>
              </table:table-cell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standard" draw:layer="layout" svg:width="25.198cm" svg:height="13.74cm" svg:x="1.4cm" svg:y="4.9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Name</text:p>
              </table:table-cell>
              <table:table-cell>
                <text:p>Login</text:p>
              </table:table-cell>
            </table:table-row>
            <table:table-row table:style-name="ro1" table:default-cell-style-name="ce1">
              <table:table-cell>
                <text:p>Goal</text:p>
              </table:table-cell>
              <table:table-cell>
                <text:p>The User must be able to login to the SecureBanking Website</text:p>
              </table:table-cell>
            </table:table-row>
            <table:table-row table:style-name="ro1" table:default-cell-style-name="ce1">
              <table:table-cell>
                <text:p>Actors</text:p>
              </table:table-cell>
              <table:table-cell>
                <text:p>Customer/Employee</text:p>
              </table:table-cell>
            </table:table-row>
            <table:table-row table:style-name="ro1" table:default-cell-style-name="ce1">
              <table:table-cell>
                <text:p>Pre-Conditions</text:p>
              </table:table-cell>
              <table:table-cell>
                <text:p>Customer is on the login page of the website</text:p>
              </table:table-cell>
            </table:table-row>
            <table:table-row table:style-name="ro1" table:default-cell-style-name="ce1">
              <table:table-cell>
                <text:p>Main Course of Execution</text:p>
              </table:table-cell>
              <table:table-cell>
                <text:p>Customer enters his credentials,His credentials are checked against the database value after decrypting it, if equal He logs in successfully. </text:p>
              </table:table-cell>
            </table:table-row>
            <table:table-row table:style-name="ro1" table:default-cell-style-name="ce1">
              <table:table-cell>
                <text:p>Alternate Courses</text:p>
              </table:table-cell>
              <table:table-cell/>
            </table:table-row>
            <table:table-row table:style-name="ro1" table:default-cell-style-name="ce1">
              <table:table-cell>
                <text:p>Exceptions</text:p>
              </table:table-cell>
              <table:table-cell/>
            </table:table-row>
            <table:table-row table:style-name="ro1" table:default-cell-style-name="ce1">
              <table:table-cell>
                <text:p>Post-Conditions</text:p>
              </table:table-cell>
              <table:table-cell>
                <text:p>Customers can view his account details if login is successful otherwise he receives the failure message</text:p>
              </table:table-cell>
            </table:table-row>
            <table:table-row table:style-name="ro1" table:default-cell-style-name="ce1">
              <table:table-cell>
                <text:p>Data formats used</text:p>
              </table:table-cell>
              <table:table-cell>
                <text:p>Varchar, TinyText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standard" draw:layer="layout" svg:width="25.198cm" svg:height="10.892cm" svg:x="1.4cm" svg:y="4.9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Name</text:p>
              </table:table-cell>
              <table:table-cell>
                <text:p>Logout</text:p>
              </table:table-cell>
            </table:table-row>
            <table:table-row table:style-name="ro1" table:default-cell-style-name="ce1">
              <table:table-cell>
                <text:p>Goal</text:p>
              </table:table-cell>
              <table:table-cell>
                <text:p>The User Must be able to logout of the Website</text:p>
              </table:table-cell>
            </table:table-row>
            <table:table-row table:style-name="ro1" table:default-cell-style-name="ce1">
              <table:table-cell>
                <text:p>Actors</text:p>
              </table:table-cell>
              <table:table-cell>
                <text:p>Customer/Employee</text:p>
              </table:table-cell>
            </table:table-row>
            <table:table-row table:style-name="ro1" table:default-cell-style-name="ce1">
              <table:table-cell>
                <text:p>Pre-Conditions</text:p>
              </table:table-cell>
              <table:table-cell>
                <text:p>Customer is logged in to SecureBanking</text:p>
              </table:table-cell>
            </table:table-row>
            <table:table-row table:style-name="ro1" table:default-cell-style-name="ce1">
              <table:table-cell>
                <text:p>Main Course of Execution</text:p>
              </table:table-cell>
              <table:table-cell>
                <text:p>Customer clicks the logout button to successfully logout of the System</text:p>
              </table:table-cell>
            </table:table-row>
            <table:table-row table:style-name="ro1" table:default-cell-style-name="ce1">
              <table:table-cell>
                <text:p>Alternate Courses</text:p>
              </table:table-cell>
              <table:table-cell/>
            </table:table-row>
            <table:table-row table:style-name="ro1" table:default-cell-style-name="ce1">
              <table:table-cell>
                <text:p>Exceptions</text:p>
              </table:table-cell>
              <table:table-cell/>
            </table:table-row>
            <table:table-row table:style-name="ro1" table:default-cell-style-name="ce1">
              <table:table-cell>
                <text:p>Post Conditions</text:p>
              </table:table-cell>
              <table:table-cell>
                <text:p>Customer receives the message of successful logout</text:p>
              </table:table-cell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standard" draw:layer="layout" svg:width="25.198cm" svg:height="10.892cm" svg:x="1.4cm" svg:y="4.9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Name</text:p>
              </table:table-cell>
              <table:table-cell>
                <text:p>Customer/Employee view Account Details</text:p>
              </table:table-cell>
            </table:table-row>
            <table:table-row table:style-name="ro1" table:default-cell-style-name="ce1">
              <table:table-cell>
                <text:p>Goal</text:p>
              </table:table-cell>
              <table:table-cell>
                <text:p>Customer should be able view his account details after logging in</text:p>
              </table:table-cell>
            </table:table-row>
            <table:table-row table:style-name="ro1" table:default-cell-style-name="ce1">
              <table:table-cell>
                <text:p>Actors</text:p>
              </table:table-cell>
              <table:table-cell>
                <text:p>Customer</text:p>
              </table:table-cell>
            </table:table-row>
            <table:table-row table:style-name="ro1" table:default-cell-style-name="ce1">
              <table:table-cell>
                <text:p>Pre-Conditions</text:p>
              </table:table-cell>
              <table:table-cell>
                <text:p>Customer has logged into SecureBanking</text:p>
              </table:table-cell>
            </table:table-row>
            <table:table-row table:style-name="ro1" table:default-cell-style-name="ce1">
              <table:table-cell>
                <text:p>Main Course of Execution</text:p>
              </table:table-cell>
              <table:table-cell>
                <text:p>Customer gives his user id and clicks on submit to view his account details</text:p>
              </table:table-cell>
            </table:table-row>
            <table:table-row table:style-name="ro1" table:default-cell-style-name="ce1">
              <table:table-cell>
                <text:p>Alternate Courses</text:p>
              </table:table-cell>
              <table:table-cell/>
            </table:table-row>
            <table:table-row table:style-name="ro1" table:default-cell-style-name="ce1">
              <table:table-cell>
                <text:p>Exceptions</text:p>
              </table:table-cell>
              <table:table-cell/>
            </table:table-row>
            <table:table-row table:style-name="ro1" table:default-cell-style-name="ce1">
              <table:table-cell>
                <text:p>Post Conditions</text:p>
              </table:table-cell>
              <table:table-cell>
                <text:p>He can view his Account balance and list of transactions</text:p>
              </table:table-cell>
            </table:table-row>
            <table:table-row table:style-name="ro1" table:default-cell-style-name="ce1">
              <table:table-cell>
                <text:p>Data Format used</text:p>
              </table:table-cell>
              <table:table-cell>
                <text:p>Integer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standard" draw:layer="layout" svg:width="25.198cm" svg:height="13.74cm" svg:x="1.401cm" svg:y="4.91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Name</text:p>
              </table:table-cell>
              <table:table-cell>
                <text:p>Customer/Employee view Transaction History and pdf export</text:p>
              </table:table-cell>
            </table:table-row>
            <table:table-row table:style-name="ro1" table:default-cell-style-name="ce1">
              <table:table-cell>
                <text:p>Goal</text:p>
              </table:table-cell>
              <table:table-cell>
                <text:p>The Goal is to enable the customer to view his transaction history and download it as a pdf file</text:p>
              </table:table-cell>
            </table:table-row>
            <table:table-row table:style-name="ro1" table:default-cell-style-name="ce1">
              <table:table-cell>
                <text:p>Actors</text:p>
              </table:table-cell>
              <table:table-cell>
                <text:p>Customer</text:p>
              </table:table-cell>
            </table:table-row>
            <table:table-row table:style-name="ro1" table:default-cell-style-name="ce1">
              <table:table-cell>
                <text:p>Pre-Conditions</text:p>
              </table:table-cell>
              <table:table-cell>
                <text:p>Customer must be logged into Secure Banking</text:p>
              </table:table-cell>
            </table:table-row>
            <table:table-row table:style-name="ro1" table:default-cell-style-name="ce1">
              <table:table-cell>
                <text:p>Main Course of Execution</text:p>
              </table:table-cell>
              <table:table-cell>
                <text:p>Customer views his account summary and clicks on the pdf link to download the transaction pdf</text:p>
              </table:table-cell>
            </table:table-row>
            <table:table-row table:style-name="ro1" table:default-cell-style-name="ce1">
              <table:table-cell>
                <text:p>Alternate Courses</text:p>
              </table:table-cell>
              <table:table-cell/>
            </table:table-row>
            <table:table-row table:style-name="ro1" table:default-cell-style-name="ce1">
              <table:table-cell>
                <text:p>Exceptions</text:p>
              </table:table-cell>
              <table:table-cell/>
            </table:table-row>
            <table:table-row table:style-name="ro1" table:default-cell-style-name="ce1">
              <table:table-cell>
                <text:p>Post Conditions</text:p>
              </table:table-cell>
              <table:table-cell>
                <text:p>The customer should be able to view the download pdf file</text:p>
              </table:table-cell>
            </table:table-row>
            <table:table-row table:style-name="ro1" table:default-cell-style-name="ce1">
              <table:table-cell>
                <text:p>Data Format used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standard" draw:layer="layout" svg:width="25.198cm" svg:height="15.164cm" svg:x="1.401cm" svg:y="4.91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Name</text:p>
              </table:table-cell>
              <table:table-cell>
                <text:p>Customer Money transfer via HTML form</text:p>
              </table:table-cell>
            </table:table-row>
            <table:table-row table:style-name="ro1" table:default-cell-style-name="ce1">
              <table:table-cell>
                <text:p>Goal</text:p>
              </table:table-cell>
              <table:table-cell>
                <text:p>Goal Customer must be able to perform transactions by filling and submitting the details in html form</text:p>
              </table:table-cell>
            </table:table-row>
            <table:table-row table:style-name="ro1" table:default-cell-style-name="ce1">
              <table:table-cell>
                <text:p>Actors</text:p>
              </table:table-cell>
              <table:table-cell>
                <text:p>Customer</text:p>
              </table:table-cell>
            </table:table-row>
            <table:table-row table:style-name="ro1" table:default-cell-style-name="ce1">
              <table:table-cell>
                <text:p>Pre-Conditions</text:p>
              </table:table-cell>
              <table:table-cell>
                <text:p>Customer should be logged into SecureBanking</text:p>
              </table:table-cell>
            </table:table-row>
            <table:table-row table:style-name="ro1" table:default-cell-style-name="ce1">
              <table:table-cell>
                <text:p>Main Course of Execution</text:p>
              </table:table-cell>
              <table:table-cell>
                <text:p>Customer fills up the Target Account No, Tan No, Volume of Transaction and Transaction Description and submits the form to perform Transaction</text:p>
              </table:table-cell>
            </table:table-row>
            <table:table-row table:style-name="ro1" table:default-cell-style-name="ce1">
              <table:table-cell>
                <text:p>Alternate Courses</text:p>
              </table:table-cell>
              <table:table-cell/>
            </table:table-row>
            <table:table-row table:style-name="ro1" table:default-cell-style-name="ce1">
              <table:table-cell>
                <text:p>Exceptions</text:p>
              </table:table-cell>
              <table:table-cell/>
            </table:table-row>
            <table:table-row table:style-name="ro1" table:default-cell-style-name="ce1">
              <table:table-cell>
                <text:p>Post Conditions</text:p>
              </table:table-cell>
              <table:table-cell>
                <text:p>If all the details are valid, and the Transaction amount is &gt;10 Euros Customer gets a transaction successful Message otherwise failure</text:p>
              </table:table-cell>
            </table:table-row>
            <table:table-row table:style-name="ro1" table:default-cell-style-name="ce1">
              <table:table-cell>
                <text:p>Data Format used</text:p>
              </table:table-cell>
              <table:table-cell>
                <text:p>Integer, Text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standard" draw:layer="layout" svg:width="25.198cm" svg:height="13.028cm" svg:x="1.401cm" svg:y="4.91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Name</text:p>
              </table:table-cell>
              <table:table-cell>
                <text:p>Customer Money Transfer via file upload</text:p>
              </table:table-cell>
            </table:table-row>
            <table:table-row table:style-name="ro1" table:default-cell-style-name="ce1">
              <table:table-cell>
                <text:p>Goal</text:p>
              </table:table-cell>
              <table:table-cell>
                <text:p>Customer should be able to do money transfer via uploading the file containing details of the transaction</text:p>
              </table:table-cell>
            </table:table-row>
            <table:table-row table:style-name="ro1" table:default-cell-style-name="ce1">
              <table:table-cell>
                <text:p>Actors</text:p>
              </table:table-cell>
              <table:table-cell>
                <text:p>Customer</text:p>
              </table:table-cell>
            </table:table-row>
            <table:table-row table:style-name="ro1" table:default-cell-style-name="ce1">
              <table:table-cell>
                <text:p>Pre-Conditions</text:p>
              </table:table-cell>
              <table:table-cell>
                <text:p>Customer logged into SecureBanking</text:p>
              </table:table-cell>
            </table:table-row>
            <table:table-row table:style-name="ro1" table:default-cell-style-name="ce1">
              <table:table-cell>
                <text:p>Main Course of Execution</text:p>
              </table:table-cell>
              <table:table-cell>
                <text:p>Customer uploads a file containing details of the transaction and hits submit button to perform that transaction</text:p>
              </table:table-cell>
            </table:table-row>
            <table:table-row table:style-name="ro1" table:default-cell-style-name="ce1">
              <table:table-cell>
                <text:p>Alternate Courses</text:p>
              </table:table-cell>
              <table:table-cell/>
            </table:table-row>
            <table:table-row table:style-name="ro1" table:default-cell-style-name="ce1">
              <table:table-cell>
                <text:p>Exceptions</text:p>
              </table:table-cell>
              <table:table-cell/>
            </table:table-row>
            <table:table-row table:style-name="ro1" table:default-cell-style-name="ce1">
              <table:table-cell>
                <text:p>Post Conditions</text:p>
              </table:table-cell>
              <table:table-cell>
                <text:p>If the File is processed successfully with valid data,transaction is successful otherwise failure message is shown</text:p>
              </table:table-cell>
            </table:table-row>
            <table:table-row table:style-name="ro1" table:default-cell-style-name="ce1">
              <table:table-cell>
                <text:p>Data Format used</text:p>
              </table:table-cell>
              <table:table-cell>
                <text:p>File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urabh Nawalgaria</meta:initial-creator>
    <meta:creation-date>2015-11-01T19:56:17.33</meta:creation-date>
    <meta:editing-duration>PT2H43M13S</meta:editing-duration>
    <meta:editing-cycles>4</meta:editing-cycles>
    <dc:date>2015-11-02T14:22:33.27</dc:date>
    <dc:creator>Saurabh Nawalgaria</dc:creator>
    <meta:generator>OpenOffice/4.1.2$Win32 OpenOffice.org_project/412m3$Build-9782</meta:generator>
    <meta:document-statistic meta:object-count="45"/>
  </office:meta>
</office:document-meta>
</file>